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6pt" style:font-name-asian="Calibri" style:font-size-asian="16pt" style:font-name-complex="Calibri" style:font-size-complex="16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color="#000000" style:font-name="Times New Roman" fo:font-size="12pt" style:font-name-asian="Calibri" style:font-size-asian="10.5pt" style:font-name-complex="Calibri" style:font-size-complex="12pt"/>
    </style:style>
    <style:style style:name="P4" style:family="paragraph" style:parent-style-name="Standard" style:list-style-name="">
      <style:paragraph-properties style:text-autospace="none"/>
      <style:text-properties fo:color="#000000" style:font-name="Calibri" fo:font-size="10pt" style:font-name-asian="Calibri" style:font-size-asian="10pt" style:font-name-complex="Calibri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2pt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size-asian="12pt" style:font-weight-asian="normal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fo:font-weight="normal" style:font-weight-asian="normal" style:font-weight-complex="normal"/>
    </style:style>
    <style:style style:name="T7" style:family="text">
      <style:text-properties fo:color="#ff0000" fo:font-weight="normal" style:font-size-asian="12pt" style:font-weight-asian="normal" style:font-weight-complex="normal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style:font-size-asian="12pt" style:font-weight-asian="bold" style:font-weight-complex="bold"/>
    </style:style>
    <style:style style:name="T10" style:family="text">
      <style:text-properties fo:color="#00ff00"/>
    </style:style>
    <style:style style:name="T11" style:family="text">
      <style:text-properties fo:background-color="#000080"/>
    </style:style>
    <style:style style:name="T12" style:family="text">
      <style:text-properties fo:background-color="#ffffff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background-color="#ffffff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none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font-size="12pt" style:font-size-asian="10.5pt" style:font-size-complex="12pt"/>
    </style:style>
    <style:style style:name="T26" style:family="text">
      <style:text-properties fo:color="#0000ff" fo:font-size="11pt" style:font-size-asian="11pt" style:font-size-complex="11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style:font-name="Calibri" fo:font-size="11pt" style:font-size-asian="11pt" style:font-size-complex="11pt"/>
    </style:style>
    <style:style style:name="T29" style:family="text">
      <style:text-properties style:font-name="Times New Roman"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UNIRIO</text:p>
      <text:p text:style-name="Standard"/>
      <text:p text:style-name="Standard">Trabalho de Programação modular</text:p>
      <text:p text:style-name="Standard"/>
      <text:p text:style-name="Standard">Alunos: Pedro Jardim</text:p>
      <text:p text:style-name="Standard"><text:tab/> <text:s/>Tiago Neves</text:p>
      <text:p text:style-name="Standard"/>
      <text:p text:style-name="Standard"/>
      <text:p text:style-name="P1"><text:tab/><text:tab/><text:tab/><text:tab/><text:span text:style-name="T17">Casos de teste do sistema</text:span></text:p>
      <text:p text:style-name="P1"/>
      <text:p text:style-name="P1"/>
      <text:p text:style-name="P2">Caso de testes da classe <text:span text:style-name="T19">EmpregadoService</text:span> : </text:p>
      <text:p text:style-name="P3"/>
      <text:p text:style-name="P3"/>
      <text:p text:style-name="P3"><text:tab/><text:span text:style-name="T15">Operação:</text:span><text:span text:style-name="T1"> </text:span>incluirEmpregado(String cpf, String nome, String sexo, Date dataNascimento, Date dataAdmissao, Double salarioAtual, Date dataDesligamento);</text:p>
      <text:p text:style-name="P3"/>
      <text:p text:style-name="P3"/>
      <text:p text:style-name="P3"><text:tab/><text:span text:style-name="T20">Caso de Teste:</text:span></text:p>
      <text:p text:style-name="P3"><text:tab/><text:tab/><text:span text:style-name="T1"># Nome:</text:span> Teste incluir novo empregado</text:p>
      <text:p text:style-name="P3"><text:tab/><text:tab/>#<text:span text:style-name="T1">Objetivo</text:span> : Incluir um empregado com os valores corretos, sequinto as expecificações listadas no documento da trabalho.</text:p>
      <text:p text:style-name="P3"><text:tab/><text:tab/><text:span text:style-name="T1"># Ação:</text:span> incluirEmpregado("12862377775", "Tiago Neves","Masculino",''14/04/1992'',''14/04/2011'' ,14235.00,''14/04/2012'')</text:p>
      <text:p text:style-name="P3"><text:tab/><text:tab/><text:span text:style-name="T1"># Resultado Esperado:</text:span> <text:span text:style-name="T5">Empregado incluido com sucesso!</text:span></text:p>
      <text:p text:style-name="P3"/>
      <text:p text:style-name="P3"><text:tab/><text:span text:style-name="T20">Caso de Teste:</text:span></text:p>
      <text:p text:style-name="P3"><text:tab/><text:tab/><text:span text:style-name="T1"># Nome:</text:span> Teste incluir empregado já cadastrado</text:p>
      <text:p text:style-name="P3"><text:tab/><text:tab/>#<text:span text:style-name="T1">Objetivo</text:span> : Incluir um empregado já cadastrado, os valores passados para a inclusão do empregado já foram encluidos anteriormente, esse valores são validos de acordo com o documento do trabalho.</text:p>
      <text:p text:style-name="P3"><text:tab/><text:tab/><text:span text:style-name="T1"># Ação:</text:span> incluirEmpregado("12862377775", "Tiago Neves","Masculino",''14/04/1992'',''14/04/2011'' ,14235.00,''14/04/2012'')</text:p>
      <text:p text:style-name="P3"><text:tab/><text:tab/><text:span text:style-name="T1"># Resultado Esperado:</text:span> <text:span text:style-name="T5">O CPF inserido já está cadastrado no sistema!</text:span></text:p>
      <text:p text:style-name="P3"/>
      <text:p text:style-name="P3"><text:tab/><text:span text:style-name="T20">Caso de Teste:</text:span></text:p>
      <text:p text:style-name="P3"><text:tab/><text:tab/><text:span text:style-name="T1"># Nome: </text:span>Teste incluir empregado com cpf inválido</text:p>
      <text:p text:style-name="P3"><text:tab/><text:tab/>#<text:span text:style-name="T1">Objetivo</text:span> : Incluir um empregado com o CPF invalido, o valor do CPF é validado pelo codigo encontrado em</text:p>
      <text:p text:style-name="P4"><text:span text:style-name="T26"><text:s text:c="2"/>'' </text:span><text:a xlink:type="simple" xlink:href="http://javafree.uol.com.br/topic-860897-Validar-CPF--CNPJ-e-consultar-CEP.html">http://javafree.uol.com.br/topic-860897-Validar-CPF--CNPJ-e-consultar-CEP.html</text:a><text:span text:style-name="T26"> ''</text:span></text:p>
      <text:p text:style-name="P3"><text:tab/><text:tab/><text:span text:style-name="T1"># Ação:</text:span> incluirEmpregado("654", "Tiago Neves","Masculino",''14/04/1992'',''14/04/2011'' ,14235.00,''14/04/2012'')</text:p>
      <text:p text:style-name="P3"><text:tab/><text:tab/><text:span text:style-name="T1"># Resultado Esperado:</text:span> <text:span text:style-name="T5">O CPF inserido não é válido!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<text:span text:style-name="T20">Caso de Teste:</text:span></text:p>
      <text:p text:style-name="P3"><text:tab/><text:tab/><text:span text:style-name="T1"># Nome: </text:span>Teste incluir empregado com cpf vazio</text:p>
      <text:p text:style-name="P3"><text:tab/><text:tab/>#<text:span text:style-name="T1">Objetivo</text:span> : incluir um empregado não passado seu valor de CPF.</text:p>
      <text:p text:style-name="P3"><text:tab/><text:tab/><text:span text:style-name="T1"># Ação:</text:span> incluirEmpregado(" ", "Tiago Neves","Masculino",''14/04/1992'',''14/04/2011'' ,14235.00,''14/04/2012'')</text:p>
      <text:p text:style-name="P3"><text:tab/><text:tab/><text:span text:style-name="T1"># Resultado Esperado: </text:span><text:span text:style-name="T6">O campo 'CPF' não pode ser vazio!</text:span></text:p>
      <text:p text:style-name="P3"><text:span text:style-name="T6"/></text:p>
      <text:p text:style-name="P3"><text:tab/><text:span text:style-name="T20">Caso de Teste:</text:span></text:p>
      <text:p text:style-name="P3"><text:tab/><text:tab/><text:span text:style-name="T1"># Nome: </text:span>Teste incluir empregado com nome vazio</text:p>
      <text:p text:style-name="P3"><text:tab/><text:tab/>#<text:span text:style-name="T1">Objetivo</text:span> : incluir um empregado não passado o nome dele.</text:p>
      <text:p text:style-name="P3"><text:tab/><text:tab/><text:span text:style-name="T1"># Ação:</text:span> incluirEmpregado("12862377775", " <text:s/>", <text:s/>"Masculino",''14/04/1992'',''14/04/2011'' ,14235.00,''14/04/2012'')</text:p>
      <text:p text:style-name="P3"><text:span text:style-name="T6"><text:tab/><text:tab/></text:span><text:span text:style-name="T1"># Resultado Esperado: </text:span><text:span text:style-name="T6">O campo 'NOME' não pode ser vazio!</text:span></text:p>
      <text:p text:style-name="P3"><text:span text:style-name="T6"/></text:p>
      <text:p text:style-name="P3"><text:tab/><text:span text:style-name="T20">Caso de Teste:</text:span></text:p>
      <text:p text:style-name="P3"><text:tab/><text:tab/><text:span text:style-name="T1"># Nome: </text:span>Teste incluir empregado com nome maior que o permitido</text:p>
      <text:p text:style-name="P3"><text:tab/><text:tab/>#<text:span text:style-name="T1">Objetivo</text:span> : incluir um empregado com o nome maior que o permitido, esse valor está apresentado no documento do trabalho. Nele o nome do empregado não pode ter mais de 100 caracteres.</text:p>
      <text:p text:style-name="P3"><text:tab/><text:tab/><text:span text:style-name="T1"># Ação:</text:span> incluirEmpregado("12862377775", "carlos alberto de nobrega faria de souza lima faria moutinho cabral álvares soares lima faria moutinho cabral álvares soares lima faria moutinho cabral álvares soares <text:s/>", <text:s/>"Masculino",''14/04/1992'',''14/04/2011'' ,14235.00,''14/04/2012'')</text:p>
      <text:p text:style-name="P3"><text:span text:style-name="T6"><text:tab/><text:tab/></text:span><text:span text:style-name="T1"># Resultado Esperado:</text:span><text:span text:style-name="T8"> </text:span><text:span text:style-name="T6">O campo 'NOME' não pode ser vazio!</text:span></text:p>
      <text:p text:style-name="P3"><text:span text:style-name="T6"/></text:p>
      <text:p text:style-name="P3"><text:tab/><text:span text:style-name="T20">Caso de Teste:</text:span></text:p>
      <text:p text:style-name="P3"><text:tab/><text:tab/><text:span text:style-name="T1"># Nome: </text:span>Teste incluir empregado com sexo vazio</text:p>
      <text:p text:style-name="P3"><text:tab/><text:tab/>#<text:span text:style-name="T1">Objetivo</text:span> : incluir o empregado não passando a informação de sexo.</text:p>
      <text:p text:style-name="P3"><text:tab/><text:tab/><text:span text:style-name="T1"># Ação:</text:span> incluirEmpregado("12862377775", "Tiago Neves"," <text:s text:c="2"/>", <text:s/>''14/04/1992'',''14/04/2011'' ,14235.00,''14/04/2012'')</text:p>
      <text:p text:style-name="P3"><text:span text:style-name="T6"><text:tab/><text:tab/></text:span><text:span text:style-name="T1"># Resultado Esperado:</text:span><text:span text:style-name="T8"> </text:span><text:span text:style-name="T6">O campo 'SEXO' não pode ser vazio!</text:span></text:p>
      <text:p text:style-name="P3"><text:span text:style-name="T6"/></text:p>
      <text:p text:style-name="P3"><text:tab/><text:span text:style-name="T20">Caso de Teste:</text:span></text:p>
      <text:p text:style-name="P3"><text:tab/><text:tab/><text:span text:style-name="T1"># Nome: </text:span>Teste incluir empregado com sexo invalido</text:p>
      <text:p text:style-name="P3"><text:tab/><text:tab/>#<text:span text:style-name="T1">Objetivo</text:span> : incluir o sexo do usuario com um formato que não foi definido no documento do trabalho, pois nele os valores permitidos para o campo sexo são :''Masculino'' e ''Feminino''.</text:p>
      <text:p text:style-name="P3"><text:tab/><text:tab/><text:span text:style-name="T1"># Ação:</text:span> incluirEmpregado("12862377775", "Tiago Neves"," Homosexual <text:s/>", <text:s/>''14/04/1992'',''14/04/2011'' ,14235.00,''14/04/2012'')</text:p>
      <text:p text:style-name="P3"><text:span text:style-name="T6"><text:tab/><text:tab/></text:span><text:span text:style-name="T1"># Resultado Esperado:</text:span><text:span text:style-name="T8"> </text:span><text:span text:style-name="T6">O sexo inserido é inválido!</text:span></text:p>
      <text:p text:style-name="P3"><text:span text:style-name="T6"/></text:p>
      <text:p text:style-name="P3"><text:tab/><text:span text:style-name="T20">Caso de Teste:</text:span></text:p>
      <text:p text:style-name="P3"><text:tab/><text:tab/><text:span text:style-name="T1"># Nome: </text:span>Teste incluir empregado com data de nascimento vazio</text:p>
      <text:p text:style-name="P3"><text:tab/><text:tab/>#<text:span text:style-name="T1">Objetivo</text:span> : incluir um empregado mas não passar sua data de nascimento no momento de seu cadastro.</text:p>
      <text:p text:style-name="P3"><text:tab/><text:tab/><text:span text:style-name="T1"># Ação:</text:span> incluirEmpregado("12862377775", "Tiago Neves","Masculino",'' <text:span text:style-name="T14">null</text:span><text:span text:style-name="T12"> </text:span>'',''14/04/2011'' ,14235.00,''14/04/2012'')</text:p>
      <text:p text:style-name="P3"><text:span text:style-name="T6"><text:tab/><text:tab/></text:span><text:span text:style-name="T1"># Resultado Esperado:</text:span><text:span text:style-name="T8"> </text:span><text:span text:style-name="T6">O campo 'DATA DE NASCIMENTO' é obrigatório!</text:span></text:p>
      <text:p text:style-name="P3"><text:span text:style-name="T6"/></text:p>
      <text:p text:style-name="P3"><text:tab/></text:p>
      <text:p text:style-name="P3"><text:span text:style-name="T20"/></text:p>
      <text:p text:style-name="P3"><text:soft-page-break/><text:span text:style-name="T20"/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3"><text:span text:style-name="T22"><text:tab/></text:span><text:span text:style-name="T20">Caso de Teste:</text:span></text:p>
      <text:p text:style-name="P3"><text:tab/><text:tab/><text:span text:style-name="T1"># Nome:</text:span> Teste incluir novo empregado com a data de nascimento invalida</text:p>
      <text:p text:style-name="P3"><text:tab/><text:tab/>#<text:span text:style-name="T1">Objetivo</text:span> : incuir um empregado onde a data de nascimento dele seja invalida. Para ser invalida a data deve ser maior que o dia atual, essa informação foi passada pelo documento de realização do trabalho.</text:p>
      <text:p text:style-name="P3"><text:tab/><text:tab/><text:span text:style-name="T1"># Ação:</text:span> </text:p>
      <text:p text:style-name="P3"><text:tab/><text:tab/><text:tab/>data_invalida = uma data maior que o dia atual</text:p>
      <text:p text:style-name="P3"><text:tab/><text:tab/><text:tab/>incluirEmpregado("12862377775", "Tiago Neves","Masculino",data_invalida,''14/04/2011'' ,14235.00,''14/04/2012'')</text:p>
      <text:p text:style-name="P3"><text:tab/><text:tab/><text:span text:style-name="T1"># Resultado Esperado:</text:span> <text:span text:style-name="T5">A data 'DATA DE NASCIMENTO' deve ser anterior a data de hoje!</text:span></text:p>
      <text:p text:style-name="P3"><text:span text:style-name="T5"/></text:p>
      <text:p text:style-name="P3"><text:tab/><text:span text:style-name="T20">Caso de Teste:</text:span></text:p>
      <text:p text:style-name="P3"><text:tab/><text:tab/><text:span text:style-name="T1"># Nome:</text:span> Teste incluir novo empregado com data de nascimento que mostre que ele tenha menos de 18 anos.</text:p>
      <text:p text:style-name="P3"><text:tab/><text:tab/>#<text:span text:style-name="T1">Objetivo</text:span> : incluir um empregado que tenha uma idade menor que 18 anos, para isso devemos incluir uma data de nascimento que, que comparada com a data atual tenha uma diferença de 18 anos. </text:p>
      <text:p text:style-name="P3"><text:tab/><text:tab/><text:span text:style-name="T1"># Ação:</text:span> </text:p>
      <text:p text:style-name="P3"><text:tab/><text:tab/><text:tab/>data_invalida = uma data onde o empregado trenha menos de 18 anos</text:p>
      <text:p text:style-name="P3"><text:tab/><text:tab/><text:tab/>incluirEmpregado("12862377775", "Tiago Neves","Masculino",data_invalida,''14/04/2011'' ,14235.00,''14/04/2012'')</text:p>
      <text:p text:style-name="P3"><text:span text:style-name="T5"><text:tab/><text:tab/></text:span><text:span text:style-name="T1"># Resultado Esperado:</text:span> <text:span text:style-name="T5">A idade do empregado é menor que a idade mínima permitida para contratação!</text:span></text:p>
      <text:p text:style-name="P3"><text:span text:style-name="T5"/></text:p>
      <text:p text:style-name="P3"><text:tab/><text:span text:style-name="T20">Caso de Teste:</text:span></text:p>
      <text:p text:style-name="P3"><text:tab/><text:tab/><text:span text:style-name="T1"># Nome:</text:span> Teste incluir novo empregado com a data de admissão vazia</text:p>
      <text:p text:style-name="P3"><text:tab/><text:tab/>#<text:span text:style-name="T1">Objetivo</text:span> : incluir um empregado onde o campo de data de admissão está vazio. O campo data de adissão não pode ser vazio, pois isso esta especificado no documento de realização <text:s/>do trabalho. </text:p>
      <text:p text:style-name="P3"><text:tab/><text:tab/><text:span text:style-name="T1"># Ação:</text:span> incluirEmpregado("12862377775", "Tiago Neves","Masculino",''14/04/1992'',''NULL'' ,14235.00,''14/04/2012'')</text:p>
      <text:p text:style-name="P3"><text:span text:style-name="T5"><text:tab/><text:tab/></text:span><text:span text:style-name="T1"># Resultado Esperado:</text:span><text:span text:style-name="T5"> O campo 'DATA DE ADMISSÃO' é obrigatório!</text:span></text:p>
      <text:p text:style-name="P3"><text:span text:style-name="T5"/></text:p>
      <text:p text:style-name="P3"><text:tab/><text:span text:style-name="T20">Caso de Teste:</text:span></text:p>
      <text:p text:style-name="P3"><text:tab/><text:tab/><text:span text:style-name="T1"># Nome:</text:span> Teste incluir novo empregado com data de admissão invalida</text:p>
      <text:p text:style-name="P3"><text:tab/><text:tab/>#<text:span text:style-name="T1">Objetivo</text:span> : incluir um empregado com a data de admissão, onde essa data seja maior que o dia atual. Essa especificassão esta descrita no documento de realização do trabalho. </text:p>
      <text:p text:style-name="P3"><text:tab/><text:tab/><text:span text:style-name="T1"># Ação:</text:span> </text:p>
      <text:p text:style-name="P3"><text:tab/><text:tab/><text:tab/>data_invalida = uma data maior que o dia atual</text:p>
      <text:p text:style-name="P3"><text:tab/><text:tab/><text:tab/>incluirEmpregado("12862377775", "Tiago Neves","Masculino",''14/04/1992'', data_invalida ,14235.00,''14/04/2012'')</text:p>
      <text:p text:style-name="P3"><text:span text:style-name="T5"><text:tab/><text:tab/></text:span><text:span text:style-name="T1"># Resultado Esperado:</text:span> <text:span text:style-name="T5">A data 'DATA DE ADMISSÃO' deve ser anterior a data de hoje!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tab/><text:span text:style-name="T20">Caso de Teste:</text:span></text:p>
      <text:p text:style-name="P3"><text:tab/><text:tab/><text:span text:style-name="T1"># Nome:</text:span> Teste incluir novo empregado com data de admissão anterior a data de nascimento</text:p>
      <text:p text:style-name="P3"><text:tab/><text:tab/>#<text:span text:style-name="T1">Objetivo</text:span> : incluir um empregado com data de admissão anterior a data de nascimento colocada. Essa é um especificação passada pelo documento de realização do trabalho. <text:s/></text:p>
      <text:p text:style-name="P3"><text:tab/><text:tab/><text:span text:style-name="T1"># Ação:</text:span> </text:p>
      <text:p text:style-name="P3"><text:tab/><text:tab/><text:tab/>data_invalida = uma data menor que a data de nascimento</text:p>
      <text:p text:style-name="P3"><text:tab/><text:tab/><text:tab/>incluirEmpregado("12862377775", "Tiago Neves","Masculino",''14/04/1992'', data_invalida ,14235.00,''14/04/2012'')</text:p>
      <text:p text:style-name="P3"><text:span text:style-name="T5"><text:tab/><text:tab/></text:span><text:span text:style-name="T1"># Resultado Esperado:</text:span><text:span text:style-name="T5"> A DATA DE ADMISSÃO deve ser posterior a data de nascimento!</text:span></text:p>
      <text:p text:style-name="P3"><text:span text:style-name="T5"/></text:p>
      <text:p text:style-name="P3"><text:span text:style-name="T22"><text:tab/></text:span><text:span text:style-name="T20">Caso de Teste:</text:span></text:p>
      <text:p text:style-name="P3"><text:tab/><text:tab/><text:span text:style-name="T1"># Nome:</text:span> Teste incluir novo empregado com salario vazio</text:p>
      <text:p text:style-name="P3"><text:tab/><text:tab/>#<text:span text:style-name="T1">Objetivo</text:span> : incluir um empregado com o campo salário vazio. O valor do slaário é obrigatorio, por isso esse teste deve ser levado em consideração.</text:p>
      <text:p text:style-name="P3"><text:tab/><text:tab/><text:span text:style-name="T1"># Ação:</text:span> incluirEmpregado("12862377775", "Tiago Neves","Masculino",''14/04/1992'',''14/04/2011'' , NULL ,''14/04/2012'')<text:tab/><text:tab/><text:tab/></text:p>
      <text:p text:style-name="P3"><text:span text:style-name="T5"><text:tab/><text:tab/></text:span><text:span text:style-name="T1"># Resultado Esperado:</text:span><text:span text:style-name="T5"> O campo 'SALÁRIO ATUAL' é obrigatório!</text:span></text:p>
      <text:p text:style-name="P3"><text:span text:style-name="T5"/></text:p>
      <text:p text:style-name="P3"><text:span text:style-name="T22"><text:tab/></text:span><text:span text:style-name="T20">Caso de Teste:</text:span></text:p>
      <text:p text:style-name="P3"><text:tab/><text:tab/><text:span text:style-name="T1"># Nome:</text:span> Teste incluir novo empregado com salario inválido</text:p>
      <text:p text:style-name="P3"><text:tab/><text:tab/>#<text:span text:style-name="T1">Objetivo</text:span> : incluir um empregado com o salário invalido, o valor do salário foi especificado no documento de realização do trabalho, esse valor não pode ser menor que 500 e maior que <text:s/>100000.</text:p>
      <text:p text:style-name="P3"><text:tab/><text:tab/><text:span text:style-name="T1"># Ação:</text:span> </text:p>
      <text:p text:style-name="P3"><text:tab/><text:tab/><text:tab/>salario_invalido = valor menor que 500.00 ou maior que 100000.00</text:p>
      <text:p text:style-name="P3"><text:tab/><text:tab/><text:tab/>incluirEmpregado("12862377775", "Tiago Neves","Masculino",''14/04/1992'',''14/04/2011'' , salario_invalido ,''14/04/2012'')<text:tab/><text:tab/><text:tab/></text:p>
      <text:p text:style-name="P3"><text:span text:style-name="T5"><text:tab/><text:tab/></text:span><text:span text:style-name="T1"># Resultado Esperado:</text:span><text:span text:style-name="T5"> O campo 'SALÁRIO ATUAL' deve ser &gt;= <text:s/>500.00 <text:s/>e &lt;= 100000.00!</text:span></text:p>
      <text:p text:style-name="P3"><text:span text:style-name="T5"/></text:p>
      <text:p text:style-name="P3"><text:span text:style-name="T5"><text:tab/></text:span><text:span text:style-name="T20">Caso de Teste:</text:span></text:p>
      <text:p text:style-name="P3"><text:tab/><text:tab/><text:span text:style-name="T1"># Nome:</text:span> Teste incluir novo empregado com data desligamento vazia</text:p>
      <text:p text:style-name="P3"><text:tab/><text:tab/>#<text:span text:style-name="T1">Objetivo</text:span> : incluir um empregado com data de desligamento vazia. A data de desligamento é obrigatória, pois esta especificado no documento de criação do trabalho.</text:p>
      <text:p text:style-name="P3"><text:tab/><text:tab/><text:span text:style-name="T1"># Ação:</text:span> incluirEmpregado("12862377775", "Tiago Neves","Masculino",''14/04/1992'',''14/04/2011'' ,14235.00, NULL)</text:p>
      <text:p text:style-name="P3"><text:span text:style-name="T5"><text:tab/><text:tab/></text:span><text:span text:style-name="T1"># Resultado Esperado:</text:span><text:span text:style-name="T5"> O campo 'DATA DE DESLIGAMENTO' é obrigatório!</text:span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oft-page-break/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><text:tab/></text:span><text:span text:style-name="T20">Caso de Teste:</text:span></text:p>
      <text:p text:style-name="P3"><text:tab/><text:tab/><text:span text:style-name="T1"># Nome:</text:span> Teste incluir novo empregado com data desligamento invalida</text:p>
      <text:p text:style-name="P3"><text:tab/><text:tab/>#<text:span text:style-name="T1">Objetivo</text:span> : incluir um empregado com data de desligamento invalida, a data inválida é definida quando esta data é maior que o dia atual.</text:p>
      <text:p text:style-name="P3"><text:tab/><text:tab/><text:span text:style-name="T1"># Ação:</text:span></text:p>
      <text:p text:style-name="P3"><text:span text:style-name="T1"><text:tab/><text:tab/><text:tab/></text:span><text:span text:style-name="T3">data_desligamento_invalida</text:span><text:span text:style-name="T1"> = </text:span><text:span text:style-name="T3">data maior que a data de hoje.</text:span></text:p>
      <text:p text:style-name="P3"><text:span text:style-name="T1"><text:tab/><text:tab/><text:tab/></text:span> incluirEmpregado("12862377775", "Tiago Neves","Masculino",''14/04/1992'',''14/04/2011'' ,14235.00, <text:span text:style-name="T3">data_desligamento_invalida</text:span>)</text:p>
      <text:p text:style-name="P3"><text:span text:style-name="T5"><text:tab/><text:tab/></text:span><text:span text:style-name="T1"># Resultado Esperado:</text:span> <text:span text:style-name="T5">A data 'DATA DE DESLIGAMENTO' deve ser anterior a data de hoje!</text:span></text:p>
      <text:p text:style-name="P3"><text:span text:style-name="T5"/></text:p>
      <text:p text:style-name="P3"><text:span text:style-name="T5"><text:tab/></text:span><text:span text:style-name="T20">Caso de Teste:</text:span></text:p>
      <text:p text:style-name="P3"><text:tab/><text:tab/><text:span text:style-name="T1"># Nome:</text:span> Teste incluir novo empregado com data desligamento anterior a data de adimissão</text:p>
      <text:p text:style-name="P3"><text:tab/><text:tab/>#<text:span text:style-name="T1">Objetivo</text:span> : incluir um empregado com a data de desligamento menor a data de admissão. Não se pode haver um empregado com uma data desligamento menor que uma data de admissão, isso é logicamente impossível.</text:p>
      <text:p text:style-name="P3"><text:tab/><text:tab/><text:span text:style-name="T1"># Ação:</text:span></text:p>
      <text:p text:style-name="P3"><text:span text:style-name="T1"><text:tab/><text:tab/><text:tab/></text:span><text:span text:style-name="T3">data_desligamento_invalida</text:span><text:span text:style-name="T1"> = </text:span><text:span text:style-name="T3">data anterior a data de admissão</text:span></text:p>
      <text:p text:style-name="P3"><text:span text:style-name="T1"><text:tab/><text:tab/><text:tab/></text:span> incluirEmpregado("12862377775", "Tiago Neves","Masculino",''14/04/1992'',''14/04/2011'' ,14235.00, <text:span text:style-name="T3">data_desligamento_invalida</text:span>)</text:p>
      <text:p text:style-name="P3"><text:span text:style-name="T5"><text:tab/><text:tab/></text:span><text:span text:style-name="T1"># Resultado Esperado:</text:span><text:span text:style-name="T5"> A DATA DE DESLIGAMENTO deve ser posterior a data de admissão!</text:span></text:p>
      <text:p text:style-name="P3"><text:span text:style-name="T5"/></text:p>
      <text:p text:style-name="P3"><text:span text:style-name="T5"/></text:p>
      <text:p text:style-name="P3"><text:span text:style-name="T23">Caso de testes da classe </text:span><text:span text:style-name="T24">EmpregadoDAO</text:span><text:span text:style-name="T23">:</text:span></text:p>
      <text:p text:style-name="P3"><text:span text:style-name="T23"/></text:p>
      <text:p text:style-name="P3"><text:span text:style-name="T23"><text:tab/></text:span><text:span text:style-name="T15">Operação: </text:span><text:span text:style-name="T4">procurar(String cpf);</text:span></text:p>
      <text:p text:style-name="P3"><text:span text:style-name="T4"/></text:p>
      <text:p text:style-name="P3"><text:span text:style-name="T4"><text:tab/></text:span><text:span text:style-name="T21">Caso de Teste:</text:span></text:p>
      <text:p text:style-name="P3"><text:tab/><text:tab/><text:span text:style-name="T1"># Nome:</text:span> Procurar empregado existente </text:p>
      <text:p text:style-name="P3"><text:tab/><text:tab/>#<text:span text:style-name="T1">Objetivo</text:span> : Procurar um empregado já cadastrado no sistema. Essa função deve funcionar para que todo o sistema tenha um sentido. Pois recuperar os dados dos empregados é fundamental para se poder dar continuidade ao trabalho.</text:p>
      <text:p text:style-name="P3"><text:tab/><text:tab/><text:span text:style-name="T1"># Ação:</text:span> <text:span text:style-name="T4">procurar(</text:span><text:span text:style-name="T3">"12862377775"</text:span><text:span text:style-name="T4">);</text:span></text:p>
      <text:p text:style-name="P3"><text:span text:style-name="T4"><text:tab/><text:tab/></text:span><text:span text:style-name="T2"># Resultado Esperado:</text:span><text:span text:style-name="T4"> </text:span><text:span text:style-name="T7">Empregado ''</text:span><text:span text:style-name="T6">Tiago Neves</text:span><text:span text:style-name="T7">'' encontrado.</text:span></text:p>
      <text:p text:style-name="P3"><text:span text:style-name="T23"><text:s/></text:span><text:span text:style-name="T3"><text:s text:c="5"/><text:tab/></text:span></text:p>
      <text:p text:style-name="P3"><text:span text:style-name="T3"><text:tab/></text:span><text:span text:style-name="T21">Caso de Teste:</text:span></text:p>
      <text:p text:style-name="P3"><text:tab/><text:tab/><text:span text:style-name="T1"># Nome:</text:span> Incluir empregado </text:p>
      <text:p text:style-name="P3"><text:tab/><text:tab/>#<text:span text:style-name="T1">Objetivo</text:span> : incluir um empregado no sistema, e salvar ele no nosso repositório. Metodo fundamental para incluir novos empregados no sistema.</text:p>
      <text:p text:style-name="P3"><text:tab/><text:tab/><text:span text:style-name="T1"># Ação:</text:span></text:p>
      <text:p text:style-name="P3"><text:span text:style-name="T1"><text:tab/><text:tab/><text:tab/></text:span><text:span text:style-name="T4">empregado(</text:span><text:span text:style-name="T3">"12862377775", "Tiago Neves","Masculino",''14/04/1992'',''14/04/2011'' ,14235.00,''14/04/2012''</text:span><text:span text:style-name="T4"> )</text:span></text:p>
      <text:p text:style-name="P3"><text:span text:style-name="T4"><text:tab/><text:tab/><text:tab/>incluir( empregado );</text:span></text:p>
      <text:p text:style-name="P3"><text:span text:style-name="T4"><text:tab/><text:tab/></text:span><text:span text:style-name="T2"># Resultado Esperado:</text:span><text:span text:style-name="T4"> </text:span><text:span text:style-name="T7">Empregado ''</text:span><text:span text:style-name="T6">Tiago Neves</text:span><text:span text:style-name="T7">'' incluido.</text:span></text:p>
      <text:p text:style-name="P3"><text:span text:style-name="T7"/></text:p>
      <text:p text:style-name="P3"><text:soft-page-break/><text:span text:style-name="T7"/></text:p>
      <text:p text:style-name="P3"><text:span text:style-name="T7"/></text:p>
      <text:p text:style-name="P3"><text:span text:style-name="T7"/></text:p>
      <text:p text:style-name="P3"><text:span text:style-name="T7"><text:tab/></text:span><text:span text:style-name="T21">Caso de Teste:</text:span></text:p>
      <text:p text:style-name="P3"><text:tab/><text:tab/><text:span text:style-name="T1"># Nome:</text:span> Excluir usuario <text:s/></text:p>
      <text:p text:style-name="P3"><text:tab/><text:tab/>#<text:span text:style-name="T1">Objetivo</text:span> : excluir um empregado, esse metodo deve excluir um empregado já previamente cadastrado no sistema.</text:p>
      <text:p text:style-name="P3"><text:tab/><text:tab/><text:span text:style-name="T1"># Ação:</text:span> excluir<text:span text:style-name="T4">(</text:span><text:span text:style-name="T3">"12862377775"</text:span><text:span text:style-name="T4">);</text:span></text:p>
      <text:p text:style-name="P3"><text:span text:style-name="T7"><text:tab/><text:tab/></text:span><text:span text:style-name="T2"># Resultado Esperado:</text:span><text:span text:style-name="T7"> Empregado ''Tiago Neves'' <text:s/>fui excluido do repositorio.</text:span></text:p>
      <text:p text:style-name="P3"><text:span text:style-name="T7"/></text:p>
      <text:p text:style-name="P3"><text:span text:style-name="T7"><text:tab/></text:span><text:span text:style-name="T21">Caso de Teste:</text:span></text:p>
      <text:p text:style-name="P3"><text:tab/><text:tab/><text:span text:style-name="T1"># Nome:</text:span> Alterar usuario</text:p>
      <text:p text:style-name="P3"><text:tab/><text:tab/>#<text:span text:style-name="T1">Objetivo</text:span> : alterar os dados de um empregado já cadastrado. Esse metodo deve permitir ao ususario alterar qualquer atributo do empregado. <text:s text:c="2"/></text:p>
      <text:p text:style-name="P3"><text:tab/><text:tab/><text:span text:style-name="T1"># Ação:</text:span> </text:p>
      <text:p text:style-name="P3"><text:tab/><text:tab/><text:tab/><text:span text:style-name="T4">empregado(</text:span><text:span text:style-name="T3">"12862377775", "Tiago de araujo <text:s/>Neves","Masculino",''14/04/1992'',''14/04/2011'' ,14235.00,''14/04/2012''</text:span><text:span text:style-name="T4"> )</text:span></text:p>
      <text:p text:style-name="P3"><text:tab/><text:tab/><text:tab/>alterar<text:span text:style-name="T4">( empregado );</text:span></text:p>
      <text:p text:style-name="P3"><text:span text:style-name="T7"><text:tab/><text:tab/></text:span><text:span text:style-name="T2"># Resultado Esperado:</text:span><text:span text:style-name="T7"> Empregado foi alter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7-26T17:03:14.73</meta:creation-date>
    <dc:date>2013-07-26T19:37:43.20</dc:date>
    <meta:editing-duration>PT2H3M27S</meta:editing-duration>
    <meta:editing-cycles>83</meta:editing-cycles>
    <meta:generator>BrOffice/3.3$Win32 LibreOffice_project/330m19$Build-401</meta:generator>
    <meta:document-statistic meta:table-count="0" meta:image-count="0" meta:object-count="0" meta:page-count="6" meta:paragraph-count="145" meta:word-count="1401" meta:character-count="10477"/>
  </office:meta>
</office:document-meta>
</file>